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Imaginez que vous êtes en mission humanitaire. Donnez de vos nouvelles. »</text:p>
      <text:p text:style-name="P1"/>
      <text:p text:style-name="P1">Comme vous savez, depuis trois mois je suis en mission humanitaire en Afrique. Être ici est très bizarre, et tout est très différent comparé à la vie en France, évidemment. Il y a peu de ressources et j'enseigne le français et l'anglais à des enfants. Je n'ai que 17 ans, mais pour quelques mois je fais une pause dans mes études, et ce que je fais m'ouvre l'esprit et le coeur, et je me découvre — j'aborde les choses que je n'aurais jamais pu aborder !</text:p>
      <text:p text:style-name="P1"/>
      <text:p text:style-name="P1">Quand je suis arrivée, j'ai été très en colère à propos de l'habitation, mais au bout de quelques semaines je me suis habituée. Venant d'un pays riche, la chose choquante pour moi est que ces enfants d'où je suis maintenant ne sont pas déprimés : ils vivent la vie comme ils peuvent et ils ne savent rien d'autre que ce qu'ils ont. C'est pour cela, je crois, qu'ils semblent apprécier ce qu'ils ont dans leurs vies quotidiennes (l'école, par exemple), tandis que les jeunes dans les pays développés n'apprécient pas ce qu'ils ont juste au bout de leur nez — où j'habite à Paris c'est vraiment le cas entre les jeunes dans les écoles « normales ».</text:p>
      <text:p text:style-name="P1"/>
      <text:p text:style-name="P1">Malgré la rigolade qu'on ait, il y a une certaine mélancolie qui essaye de (et parfois réussi à) nous abattre. Chez moi me manque, mais quand je reviens dans quelques semaines j'apprécierai plus ce que j'ai comparé avec ce que ces gens ont, et aussi j'essayerai de vivre plus simplement et être moins consommatr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 Long</meta:initial-creator>
    <meta:creation-date>2011-03-24T22:45:35</meta:creation-date>
    <dc:date>2011-03-24T23:32:42</dc:date>
    <dc:creator>Isabell Long</dc:creator>
    <meta:editing-duration>PT00H16M47S</meta:editing-duration>
    <meta:editing-cycles>3</meta:editing-cycles>
    <meta:generator>OpenOffice.org/3.2$Unix OpenOffice.org_project/320m18$Build-9502</meta:generator>
    <meta:document-statistic meta:table-count="0" meta:image-count="0" meta:object-count="0" meta:page-count="1" meta:paragraph-count="4" meta:word-count="270" meta:character-count="1490"/>
  </office:meta>
</office:document-meta>
</file>